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7.465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5819in"/>
    </style:style>
    <style:style style:name="co5" style:family="table-column">
      <style:table-column-properties fo:break-before="auto" style:column-width="8.1945in"/>
    </style:style>
    <style:style style:name="co6" style:family="table-column">
      <style:table-column-properties fo:break-before="auto" style:column-width="6.4256in"/>
    </style:style>
    <style:style style:name="co7" style:family="table-column">
      <style:table-column-properties fo:break-before="auto" style:column-width="2.38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ublic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ub_dat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venue</text:p>
          </table:table-cell>
          <table:table-cell office:value-type="string" calcext:value-type="string">
            <text:p>excerpt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url_slug</text:p>
          </table:table-cell>
          <table:table-cell office:value-type="string" calcext:value-type="string">
            <text:p>paper_url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im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Cell Research</text:p>
          </table:table-cell>
          <table:table-cell/>
          <table:table-cell office:value-type="string" calcext:value-type="string">
            <text:p>Jing Zhou, Shi-Hao Tan, Valerie Nicolas, Chantal Bauvy, Nai-Di Yang, Jianbin Zhang, Yuan Xue, Patrice Codogno, Han-Ming Shen.</text:p>
          </table:table-cell>
          <table:table-cell table:formula="of:=[.B2]" office:value-type="string" office:string-value="Activation of lysosomal function in the course of autophagy via mTORC1 suppression and autophagosome-lysosome fusion" calcext:value-type="string">
            <text:p>Activation of lysosomal function in the course of autophagy via mTORC1 suppression and autophagosome-lysosome fusion</text:p>
          </table:table-cell>
          <table:table-cell office:value-type="string" calcext:value-type="string">
            <text:p>https://www.nature.com/articles/cr201311</text:p>
          </table:table-cell>
          <table:table-cell table:formula="of:=[.E2]" office:value-type="string" office:string-value="Jing Zhou, Shi-Hao Tan, Valerie Nicolas, Chantal Bauvy, Nai-Di Yang, Jianbin Zhang, Yuan Xue, Patrice Codogno, Han-Ming Shen." calcext:value-type="string">
            <text:p>Jing Zhou, Shi-Hao Tan, Valerie Nicolas, Chantal Bauvy, Nai-Di Yang, Jianbin Zhang, Yuan Xue, Patrice Codogno, Han-Ming Shen.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Applied and Environmental Microbiology</text:p>
          </table:table-cell>
          <table:table-cell/>
          <table:table-cell office:value-type="string" calcext:value-type="string">
            <text:p>Yuan Xue, Jossef Osborn, Anand Panchal, Jay L. Mellies.</text:p>
          </table:table-cell>
          <table:table-cell table:formula="of:=[.B3]" office:value-type="string" office:string-value="The RpoE stress response pathway mediates reduction of enteropathogenic Escherichia coli virulence by zinc" calcext:value-type="string">
            <text:p>The RpoE stress response pathway mediates reduction of enteropathogenic Escherichia coli virulence by zinc</text:p>
          </table:table-cell>
          <table:table-cell office:value-type="string" calcext:value-type="string">
            <text:p>https://aem.asm.org/content/81/11/3766/article-info</text:p>
          </table:table-cell>
          <table:table-cell table:formula="of:=[.E3]" office:value-type="string" office:string-value="Yuan Xue, Jossef Osborn, Anand Panchal, Jay L. Mellies." calcext:value-type="string">
            <text:p>Yuan Xue, Jossef Osborn, Anand Panchal, Jay L. Mellies.</text:p>
          </table:table-cell>
          <table:table-cell office:value-type="string" calcext:value-type="string">
            <text:p>2015_AEM_YX.png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Single-cell transcriptomics of 20 mouse organs creates a Tabula Muris</text:p>
          </table:table-cell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The Tabula Muris Consortium, Stephen R. Quake, Tony Wyss-Coray, Spyros Darmanis.</text:p>
          </table:table-cell>
          <table:table-cell table:formula="of:=[.B4]" office:value-type="string" office:string-value="Single-cell transcriptomics of 20 mouse organs creates a Tabula Muris" calcext:value-type="string">
            <text:p>Single-cell transcriptomics of 20 mouse organs creates a Tabula Muris</text:p>
          </table:table-cell>
          <table:table-cell office:value-type="string" calcext:value-type="string">
            <text:p>https://www.nature.com/articles/s41586-018-0590-4;https://www.biorxiv.org/content/10.1101/237446v2</text:p>
          </table:table-cell>
          <table:table-cell table:formula="of:=[.E4]" office:value-type="string" office:string-value="The Tabula Muris Consortium, Stephen R. Quake, Tony Wyss-Coray, Spyros Darmanis." calcext:value-type="string">
            <text:p>The Tabula Muris Consortium, Stephen R. Quake, Tony Wyss-Coray, Spyros Darmanis.</text:p>
          </table:table-cell>
          <table:table-cell office:value-type="string" calcext:value-type="string">
            <text:p>2018_Nature_TabulaMuris.png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Self-assembling Manifolds in Single-cell RNA Sequencing Data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Alexander J Tarashansky, Yuan Xue, Pengyang Li, Stephen R Quake, Bo Wang.</text:p>
          </table:table-cell>
          <table:table-cell table:formula="of:=[.B5]" office:value-type="string" office:string-value="Self-assembling Manifolds in Single-cell RNA Sequencing Data" calcext:value-type="string">
            <text:p>Self-assembling Manifolds in Single-cell RNA Sequencing Data</text:p>
          </table:table-cell>
          <table:table-cell office:value-type="string" calcext:value-type="string">
            <text:p>https://elifesciences.org/articles/48994;https://www.biorxiv.org/content/10.1101/364166v2</text:p>
          </table:table-cell>
          <table:table-cell table:formula="of:=[.E5]" office:value-type="string" office:string-value="Alexander J Tarashansky, Yuan Xue, Pengyang Li, Stephen R Quake, Bo Wang." calcext:value-type="string">
            <text:p>Alexander J Tarashansky, Yuan Xue, Pengyang Li, Stephen R Quake, Bo Wang.</text:p>
          </table:table-cell>
          <table:table-cell office:value-type="string" calcext:value-type="string">
            <text:p>2020_eLife_AT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eLife</text:p>
          </table:table-cell>
          <table:table-cell/>
          <table:table-cell office:value-type="string" calcext:value-type="string">
            <text:p>Yuan Xue, Terence T. Theisen, Suchita Rastogi, Abel Ferrel, Stephen R. Quake, John C. Boothroyd.</text:p>
          </table:table-cell>
          <table:table-cell table:formula="of:=[.B6]" office:value-type="string" office:string-value="A single-parasite transcriptional landscape of asexual development in Toxoplasma gondii" calcext:value-type="string">
            <text:p>A single-parasite transcriptional landscape of asexual development in Toxoplasma gondii</text:p>
          </table:table-cell>
          <table:table-cell office:value-type="string" calcext:value-type="string">
            <text:p>https://elifesciences.org/articles/54129;https://www.biorxiv.org/content/10.1101/656165v1</text:p>
          </table:table-cell>
          <table:table-cell table:formula="of:=[.E6]" office:value-type="string" office:string-value="Yuan Xue, Terence T. Theisen, Suchita Rastogi, Abel Ferrel, Stephen R. Quake, John C. Boothroyd." calcext:value-type="string">
            <text:p>Yuan Xue, Terence T. Theisen, Suchita Rastogi, Abel Ferrel, Stephen R. Quake, John C. Boothroyd.</text:p>
          </table:table-cell>
          <table:table-cell office:value-type="string" calcext:value-type="string">
            <text:p>2020_eLife_YX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mBio</text:p>
          </table:table-cell>
          <table:table-cell/>
          <table:table-cell office:value-type="string" calcext:value-type="string">
            <text:p>Suchita Rastogi, Yuan Xue, Stephen R. Quake, John C. Boothroyd.</text:p>
          </table:table-cell>
          <table:table-cell table:formula="of:=[.B7]" office:value-type="string" office:string-value="Differential Impacts on Host Transcription by ROP and GRA Effectors from the Intracellular Parasite Toxoplasma gondii" calcext:value-type="string">
            <text:p>Differential Impacts on Host Transcription by ROP and GRA Effectors from the Intracellular Parasite Toxoplasma gondii</text:p>
          </table:table-cell>
          <table:table-cell office:value-type="string" calcext:value-type="string">
            <text:p>https://mbio.asm.org/content/11/3/e00182-20</text:p>
          </table:table-cell>
          <table:table-cell table:formula="of:=[.E7]" office:value-type="string" office:string-value="Suchita Rastogi, Yuan Xue, Stephen R. Quake, John C. Boothroyd." calcext:value-type="string">
            <text:p>Suchita Rastogi, Yuan Xue, Stephen R. Quake, John C. Boothroyd.</text:p>
          </table:table-cell>
          <table:table-cell office:value-type="string" calcext:value-type="string">
            <text:p>2020_mBio_SR.png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string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bioRxiv</text:p>
          </table:table-cell>
          <table:table-cell/>
          <table:table-cell office:value-type="string" calcext:value-type="string">
            <text:p>Pengyang Li, Dania Nanes Sarfati*, Yuan Xue*, Xi Yu, Alexander Joel Tarashansky, Stephen R Quake, Bo Wang</text:p>
          </table:table-cell>
          <table:table-cell table:formula="of:=[.B8]" office:value-type="string" office:string-value="Single-cell analysis of Schistosoma mansoni reveals a conserved genetic program controlling germline stem cell fate" calcext:value-type="string">
            <text:p>Single-cell analysis of Schistosoma mansoni reveals a conserved genetic program controlling germline stem cell fate</text:p>
          </table:table-cell>
          <table:table-cell office:value-type="string" calcext:value-type="string">
            <text:p>https://www.biorxiv.org/content/10.1101/2020.07.06.190033v1</text:p>
          </table:table-cell>
          <table:table-cell table:formula="of:=[.E8]" office:value-type="string" office:string-value="Pengyang Li, Dania Nanes Sarfati*, Yuan Xue*, Xi Yu, Alexander Joel Tarashansky, Stephen R Quake, Bo Wang" calcext:value-type="string">
            <text:p>Pengyang Li, Dania Nanes Sarfati*, Yuan Xue*, Xi Yu, Alexander Joel Tarashansky, Stephen R Quake, Bo Wang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01:34:43.7784900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29T01:35:53.378140224</dc:date>
    <dc:creator>Yuan Xue</dc:creator>
    <meta:editing-duration>PT14M43S</meta:editing-duration>
    <meta:editing-cycles>7</meta:editing-cycles>
    <meta:generator>LibreOffice/6.3.6.2$Linux_X86_64 LibreOffice_project/30$Build-2</meta:generator>
    <meta:document-statistic meta:table-count="1" meta:cell-count="63" meta:object-count="0"/>
  </office:meta>
</office:document-meta>
</file>